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Arkusz1" table:style-name="ta1" table:print="false">
        <table:table-column table:style-name="co1" table:number-columns-repeated="5" table:default-cell-style-name="Default"/>
        <table:table-row table:style-name="ro1">
          <table:table-cell office:value-type="float" office:value="5">
            <text:p>5</text:p>
          </table:table-cell>
          <table:table-cell office:value-type="float" office:value="0.33">
            <text:p>0,33</text:p>
          </table:table-cell>
          <table:table-cell office:value-type="float" office:value="0.4">
            <text:p>0,4</text:p>
          </table:table-cell>
          <table:table-cell office:value-type="float" office:value="0.77">
            <text:p>0,77</text:p>
          </table:table-cell>
          <table:table-cell office:value-type="float" office:value="0.13">
            <text:p>0,1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625">
            <text:p>0,63</text:p>
          </table:table-cell>
          <table:table-cell office:value-type="float" office:value="0.875">
            <text:p>0,88</text:p>
          </table:table-cell>
          <table:table-cell office:value-type="float" office:value="0.125">
            <text:p>0,13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75">
            <text:p>0,75</text:p>
          </table:table-cell>
          <table:table-cell office:value-type="float" office:value="0.25">
            <text:p>0,2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.73">
            <text:p>0,73</text:p>
          </table:table-cell>
          <table:table-cell office:value-type="float" office:value="0.82">
            <text:p>0,82</text:p>
          </table:table-cell>
          <table:table-cell office:value-type="float" office:value="0.64">
            <text:p>0,64</text:p>
          </table:table-cell>
        </table:table-row>
        <table:table-row table:style-name="ro1">
          <table:table-cell table:formula="of:=SUM([.A1:.A4])" office:value-type="float" office:value="15">
            <text:p>15</text:p>
          </table:table-cell>
          <table:table-cell table:formula="of:=[.B1]*[.$A$1]+[.B2]*[.$A$2]+[.B3]*[.$A$3]+[.B4]*[.$A$4]" office:value-type="float" office:value="6.34">
            <text:p>6,34</text:p>
          </table:table-cell>
          <table:table-cell table:formula="of:=[.C1]*[.$A$1]+[.C2]*[.$A$2]+[.C3]*[.$A$3]+[.C4]*[.$A$4]" office:value-type="float" office:value="9.94">
            <text:p>9,94</text:p>
          </table:table-cell>
          <table:table-cell table:formula="of:=[.D1]*[.$A$1]+[.D2]*[.$A$2]+[.D3]*[.$A$3]+[.D4]*[.$A$4]" office:value-type="float" office:value="7.56">
            <text:p>7,56</text:p>
          </table:table-cell>
          <table:table-cell table:formula="of:=[.E1]*[.$A$1]+[.E2]*[.$A$2]+[.E3]*[.$A$3]+[.E4]*[.$A$4]" office:value-type="float" office:value="5.07">
            <text:p>5,0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formula="of:=[.B5]/[.$A$5]" office:value-type="float" office:value="0.422666666666667">
            <text:p>0,42</text:p>
          </table:table-cell>
          <table:table-cell table:formula="of:=[.C5]/[.$A$5]" office:value-type="float" office:value="0.662666666666667">
            <text:p>0,66</text:p>
          </table:table-cell>
          <table:table-cell table:formula="of:=[.D5]/[.$A$5]" office:value-type="float" office:value="0.504">
            <text:p>0,5</text:p>
          </table:table-cell>
          <table:table-cell table:formula="of:=[.E5]/[.$A$5]" office:value-type="float" office:value="0.338">
            <text:p>0,34</text:p>
          </table:table-cell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pl" fo:country="PL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6">16.05.2010</text:date>, <text:time>13:07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iotr Kunowski</meta:initial-creator>
    <meta:creation-date>2010-05-16T12:50:52</meta:creation-date>
    <dc:date>2010-05-16T12:58:32</dc:date>
    <dc:creator>Piotr Kunowski</dc:creator>
    <meta:editing-duration>PT00H07M42S</meta:editing-duration>
    <meta:editing-cycles>1</meta:editing-cycles>
    <meta:generator>OpenOffice.org/3.1$Unix OpenOffice.org_project/310m19$Build-9420</meta:generator>
    <meta:document-statistic meta:table-count="3" meta:cell-count="29" meta:object-count="0"/>
  </office:meta>
</office:document-meta>
</file>